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987591"/>
          <table:table-cell office:value-type="float" office:value="0.761"/>
          <table:table-cell office:value-type="float" office:value="0.02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6.0"/>
          <table:table-cell office:value-type="float" office:value="35195.0"/>
          <table:table-cell office:value-type="float" office:value="102608.0"/>
          <table:table-cell office:value-type="float" office:value="1554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8296.0"/>
          <table:table-cell office:value-type="float" office:value="192617.0"/>
          <table:table-cell office:value-type="float" office:value="136024.0"/>
          <table:table-cell office:value-type="float" office:value="127286.0"/>
          <table:table-cell office:value-type="float" office:value="195388.0"/>
          <table:table-cell office:value-type="float" office:value="702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921533"/>
          <table:table-cell office:value-type="float" office:value="0.68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.0"/>
          <table:table-cell office:value-type="float" office:value="110.0"/>
          <table:table-cell office:value-type="float" office:value="35233.0"/>
          <table:table-cell office:value-type="float" office:value="102750.0"/>
          <table:table-cell office:value-type="float" office:value="1554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298.0"/>
          <table:table-cell office:value-type="float" office:value="192599.0"/>
          <table:table-cell office:value-type="float" office:value="136006.0"/>
          <table:table-cell office:value-type="float" office:value="127282.0"/>
          <table:table-cell office:value-type="float" office:value="195388.0"/>
          <table:table-cell office:value-type="float" office:value="702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9271"/>
          <table:table-cell office:value-type="float" office:value="0.685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.0"/>
          <table:table-cell office:value-type="float" office:value="78.0"/>
          <table:table-cell office:value-type="float" office:value="35263.0"/>
          <table:table-cell office:value-type="float" office:value="102862.0"/>
          <table:table-cell office:value-type="float" office:value="1554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8300.0"/>
          <table:table-cell office:value-type="float" office:value="192585.0"/>
          <table:table-cell office:value-type="float" office:value="135992.0"/>
          <table:table-cell office:value-type="float" office:value="127278.0"/>
          <table:table-cell office:value-type="float" office:value="195388.0"/>
          <table:table-cell office:value-type="float" office:value="702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